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1pt" officeooo:rsid="0002d2bf" officeooo:paragraph-rsid="0002d2bf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 courbe de la population traduit les aléas de l'histoire de Paris mais aussi, bien évidemment, ceux de l'histoire de France.</text:p>
      <text:p text:style-name="P1"/>
      <text:p text:style-name="P1">Paris connaît une croissance rapide de deux siècles, du milieu du XIIe siècle aux années 1330-1340, époque où la population atteint un premier maximum (230 000 habitants?). Cœur du domaine capétien, au centre d’une vaste région qui, de Rouen à Reims et d’Amiens à Bourges, se couvre de cathédrales, c’est alors la ville la plus peuplée d’Europe.</text:p>
      <text:p text:style-name="P1">Cette croissance est suivie d'une forte régression d'un siècle suite à la peste noire (1348-1350) et à la guerre de Cent Ans. La ville perd alors entre le tiers et la moitié de sa population. L'expansion démographique reprend de 1450 à 1560. Un second maximum est atteint vers 1560 avec plus de 300 000 habitants. </text:p>
      <text:p text:style-name="P1"/>
      <text:p text:style-name="P1">La seconde moitié du XVIe est marquée par les aléas à Paris des guerres de religion. Un minimum est atteint pendant le siège de Paris au début des années 1590.</text:p>
      <text:p text:style-name="P1">Suit une croissance de nouveau rapide de la fin du XVIe siècle aux années 1680, avec une stabilisation durant la fin du règne de Louis XIV due aux guerres et à de mauvaises conditions climatiques.</text:p>
      <text:p text:style-name="P1"/>
      <text:p text:style-name="P1">La ville connaît une croissance régulière de 1710 à 1790, puis, après la Révolution et de l'Empire, une croissance très forte de 1820 à 1850. Paris atteint sans doute vers le milieu du XIXe un maximum pour une ville sans moyens de transports collectifs.</text:p>
      <text:p text:style-name="P1"/>
      <text:p text:style-name="P1">La croissance s'accélère encore dans la seconde moitié du siècle. Mais depuis 1860 environ ce sont les communes de banlieue, en dehors de l'enceinte de Thiers, qui deviennent peu à peu desservies par chemin de fer, qui commencent à prendre le relais. L'extension spatiale peut alors se faire par sauts, de façon discontinue, à partir des gares de banlieue.</text:p>
      <text:p text:style-name="P1">Paris atteint un maximum de population dans les années 1930 (2 850 000 hab.) puis régresse après la seconde guerre mondiale pour se stabiliser autour de 2 200 000 habitants entre 1980 et 1999. Une légère augmentation se constate depuis le début du siècle (2 240 000 habitants en 2014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1T11:41:09.012413971</meta:creation-date>
    <dc:date>2016-07-11T11:42:38.129693849</dc:date>
    <meta:editing-duration>PT1M29S</meta:editing-duration>
    <meta:editing-cycles>1</meta:editing-cycles>
    <meta:document-statistic meta:table-count="0" meta:image-count="0" meta:object-count="0" meta:page-count="1" meta:paragraph-count="8" meta:word-count="351" meta:character-count="2034" meta:non-whitespace-character-count="1690"/>
    <meta:generator>LibreOffice/4.3.3.2$Linux_x86 LibreOffice_project/430m0$Build-2</meta:generator>
  </office:meta>
</office:document-meta>
</file>